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Group ID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mpff</text:p>
          </table:table-cell>
          <table:table-cell office:value-type="string" calcext:value-type="string">
            <text:p><text:a xlink:href="mailto:adam.kampff@gmail.com" xlink:type="simple">adam.kampff@gmail.com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My Ho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Voight</text:p>
          </table:table-cell>
          <table:table-cell office:value-type="string" calcext:value-type="string">
            <text:p><text:a xlink:href="mailto:info@voight-kampff.tech" xlink:type="simple">info@voight-kampff.tec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Jimmy’s Hou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Dreosti</text:p>
          </table:table-cell>
          <table:table-cell office:value-type="string" calcext:value-type="string">
            <text:p><text:a xlink:href="mailto:elena@voight-kampff.tech" xlink:type="simple">elena@voight-kampff.tech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Her Hou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ohn@doe.com" xlink:type="simple">john@doe.com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Nowhe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jane@doe.com" xlink:type="simple">jane@doe.com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lso Fake</text:p>
          </table:table-cell>
          <table:table-cell office:value-type="string" calcext:value-type="string">
            <text:p>Somewhe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 style:data-style-name="N2" text:time-value="14:23:38.8764708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3:44:10.774850372</meta:creation-date>
    <dc:date>2024-07-20T14:32:35.876956726</dc:date>
    <meta:editing-duration>PT11M54S</meta:editing-duration>
    <meta:editing-cycles>9</meta:editing-cycles>
    <meta:generator>LibreOffice/7.6.6.3$Linux_X86_64 LibreOffice_project/60$Build-3</meta:generator>
    <meta:document-statistic meta:table-count="1" meta:cell-count="42" meta:object-count="0"/>
  </office:meta>
</office:document-meta>
</file>